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O10]+[.Q10])/([.N10]+[.P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O11]+[.Q11])/([.N11]+[.P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O12]+[.Q12])/([.N12]+[.P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P13]" office:value-type="float" office:value="1140">
            <text:p>1140</text:p>
          </table:table-cell>
          <table:table-cell table:style-name="ce15" table:formula="of:=9491-[.Q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Interset conversion</text:p>
          </table:table-cell>
          <table:table-cell table:style-name="ce2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O14]+[.Q14])/([.N14]+[.P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P16]" office:value-type="float" office:value="20636">
            <text:p>20636</text:p>
          </table:table-cell>
          <table:table-cell table:style-name="ce15" table:formula="of:=309092-[.Q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O17]+[.Q17])/([.N17]+[.P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O19]+[.Q19])/([.N19]+[.P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P22]" office:value-type="float" office:value="3157">
            <text:p>3157</text:p>
          </table:table-cell>
          <table:table-cell table:style-name="ce15" table:formula="of:=53143-[.Q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O22]+[.Q22])/([.N22]+[.P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O23]+[.Q23])/([.N23]+[.P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O24]+[.Q24])/([.N24]+[.P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P25]" office:value-type="float" office:value="3776">
            <text:p>3776</text:p>
          </table:table-cell>
          <table:table-cell table:style-name="ce15" table:formula="of:=36150-[.Q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O25]+[.Q25])/([.N25]+[.P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P26]" office:value-type="float" office:value="34493">
            <text:p>34493</text:p>
          </table:table-cell>
          <table:table-cell table:style-name="ce15" table:formula="of:=497465-[.Q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O27]+[.Q27])/([.N27]+[.P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O30]+[.Q30])/([.N30]+[.P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0">08/30/2011</text:date>, <text:time>12:48: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30T12:48:00</dc:date>
    <meta:editing-duration>PT148H57M56S</meta:editing-duration>
    <meta:editing-cycles>97</meta:editing-cycles>
    <meta:generator>OpenOffice.org/3.2$Linux OpenOffice.org_project/320m12$Build-9483</meta:generator>
    <dc:creator>popel </dc:creator>
    <meta:document-statistic meta:table-count="2" meta:cell-count="587" meta:object-count="0"/>
  </office:meta>
</office:document-meta>
</file>